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6.4488in" svg:y="0.0394in">
            <draw:object draw:notify-on-update-of-ranges="Sheet1.A1:Sheet1.A1 Sheet1.A2:Sheet1.A1001 Sheet1.B1:Sheet1.B1 Sheet1.B2:Sheet1.B1001 Sheet1.C1:Sheet1.C1 Sheet1.C2:Sheet1.C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table:style-name="Default" office:value-type="string">
            <text:p>SA</text:p>
          </table:table-cell>
          <table:table-cell table:style-name="Default" office:value-type="string">
            <text:p>GA</text:p>
          </table:table-cell>
          <table:table-cell table:style-name="Default" office:value-type="string">
            <text:p>MIMIC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9T05:44:30</meta:creation-date>
    <dc:date>2013-03-09T05:50:05</dc:date>
    <meta:editing-duration>P0D</meta:editing-duration>
    <meta:editing-cycles>1</meta:editing-cycles>
    <meta:document-statistic meta:table-count="1" meta:cell-count="3003" meta:object-count="1"/>
    <meta:generator>LibreOffice/4.0.0.3$MacOSX_x86 LibreOffice_project/53fd80e80f44edd735c18dbc5b6cde811e0a15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24cm" svg:y="3.703cm" style:legend-expansion="high" chart:style-name="ch2"/>
        <chart:plot-area chart:style-name="ch3" table:cell-range-address="Sheet1.A1:Sheet1.C1001" chart:data-source-has-labels="row" svg:x="0.77cm" svg:y="0.855cm" svg:width="12.214cm" svg:height="7.545cm">
          <chartooo:coordinate-region svg:x="1.418cm" svg:y="1.054cm" svg:width="11.494cm" svg:height="6.0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01" chart:label-cell-address="Sheet1.A1:Sheet1.A1" chart:class="chart:line">
            <chart:data-point chart:repeated="1000"/>
          </chart:series>
          <chart:series chart:style-name="ch7" chart:values-cell-range-address="Sheet1.B2:Sheet1.B1001" chart:label-cell-address="Sheet1.B1:Sheet1.B1" chart:class="chart:line">
            <chart:data-point chart:repeated="1000"/>
          </chart:series>
          <chart:series chart:style-name="ch8" chart:values-cell-range-address="Sheet1.C2:Sheet1.C1001" chart:label-cell-address="Sheet1.C1:Sheet1.C1" chart:class="chart:line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</text:p>
                <draw:g>
                  <svg:desc>Sheet1.A1:Sheet1.A1</svg:desc>
                </draw:g>
              </table:table-cell>
              <table:table-cell office:value-type="string">
                <text:p>GA</text:p>
                <draw:g>
                  <svg:desc>Sheet1.B1:Sheet1.B1</svg:desc>
                </draw:g>
              </table:table-cell>
              <table:table-cell office:value-type="string">
                <text:p>MIMIC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">
                <text:p>47</text:p>
                <draw:g>
                  <svg:desc>Sheet1.A2:Sheet1.A1001</svg:desc>
                </draw:g>
              </table:table-cell>
              <table:table-cell office:value-type="float" office:value="53">
                <text:p>53</text:p>
                <draw:g>
                  <svg:desc>Sheet1.B2:Sheet1.B1001</svg:desc>
                </draw:g>
              </table:table-cell>
              <table:table-cell office:value-type="float" office:value="58">
                <text:p>58</text:p>
                <draw:g>
                  <svg:desc>Sheet1.C2:Sheet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53">
                <text:p>5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56">
                <text:p>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56">
                <text:p>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56">
                <text:p>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57">
                <text:p>5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57">
                <text:p>5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62">
                <text:p>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58">
                <text:p>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58">
                <text:p>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58">
                <text:p>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60">
                <text:p>6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59">
                <text:p>5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">
                <text:p>43</text:p>
              </table:table-cell>
              <table:table-cell office:value-type="float" office:value="61">
                <text:p>6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">
                <text:p>44</text:p>
              </table:table-cell>
              <table:table-cell office:value-type="float" office:value="61">
                <text:p>6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">
                <text:p>44</text:p>
              </table:table-cell>
              <table:table-cell office:value-type="float" office:value="62">
                <text:p>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">
                <text:p>44</text:p>
              </table:table-cell>
              <table:table-cell office:value-type="float" office:value="61">
                <text:p>6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60">
                <text:p>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60">
                <text:p>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62">
                <text:p>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62">
                <text:p>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61">
                <text:p>6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">
                <text:p>45</text:p>
              </table:table-cell>
              <table:table-cell office:value-type="float" office:value="61">
                <text:p>6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61">
                <text:p>6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63">
                <text:p>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63">
                <text:p>6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">
                <text:p>46</text:p>
              </table:table-cell>
              <table:table-cell office:value-type="float" office:value="62">
                <text:p>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">
                <text:p>46</text:p>
              </table:table-cell>
              <table:table-cell office:value-type="float" office:value="62">
                <text:p>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">
                <text:p>46</text:p>
              </table:table-cell>
              <table:table-cell office:value-type="float" office:value="64">
                <text:p>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62">
                <text:p>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65">
                <text:p>6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64">
                <text:p>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64">
                <text:p>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64">
                <text:p>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64">
                <text:p>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64">
                <text:p>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">
                <text:p>47</text:p>
              </table:table-cell>
              <table:table-cell office:value-type="float" office:value="65">
                <text:p>6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">
                <text:p>46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">
                <text:p>46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">
                <text:p>46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">
                <text:p>46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">
                <text:p>46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">
                <text:p>47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">
                <text:p>47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">
                <text:p>46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">
                <text:p>46</text:p>
              </table:table-cell>
              <table:table-cell office:value-type="float" office:value="67">
                <text:p>6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">
                <text:p>46</text:p>
              </table:table-cell>
              <table:table-cell office:value-type="float" office:value="67">
                <text:p>6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">
                <text:p>46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">
                <text:p>46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">
                <text:p>46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">
                <text:p>45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">
                <text:p>45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">
                <text:p>45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">
                <text:p>46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">
                <text:p>44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">
                <text:p>44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">
                <text:p>43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">
                <text:p>42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">
                <text:p>41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">
                <text:p>41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">
                <text:p>42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">
                <text:p>43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">
                <text:p>43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">
                <text:p>43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">
                <text:p>44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">
                <text:p>45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">
                <text:p>44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">
                <text:p>44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">
                <text:p>44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">
                <text:p>47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">
                <text:p>47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">
                <text:p>47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8">
                <text:p>48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">
                <text:p>48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">
                <text:p>49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">
                <text:p>49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8">
                <text:p>48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">
                <text:p>48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">
                <text:p>49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9">
                <text:p>49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">
                <text:p>47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">
                <text:p>46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">
                <text:p>46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">
                <text:p>46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">
                <text:p>45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">
                <text:p>46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">
                <text:p>47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">
                <text:p>46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7">
                <text:p>47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">
                <text:p>45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">
                <text:p>45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5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6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6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5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6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6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">
                <text:p>4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6">
                <text:p>46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">
                <text:p>4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">
                <text:p>42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">
                <text:p>4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">
                <text:p>4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">
                <text:p>4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">
                <text:p>41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">
                <text:p>41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">
                <text:p>43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">
                <text:p>4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">
                <text:p>44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">
                <text:p>44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">
                <text:p>44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3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4">
                <text:p>44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3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3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">
                <text:p>44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3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">
                <text:p>4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4">
                <text:p>44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3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4">
                <text:p>44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4">
                <text:p>44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4">
                <text:p>4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3">
                <text:p>43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">
                <text:p>44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3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3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">
                <text:p>42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1">
                <text:p>41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1">
                <text:p>41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">
                <text:p>4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">
                <text:p>4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">
                <text:p>4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">
                <text:p>4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3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">
                <text:p>43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2">
                <text:p>4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2">
                <text:p>4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2">
                <text:p>4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2">
                <text:p>4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">
                <text:p>4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">
                <text:p>4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3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">
                <text:p>44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4">
                <text:p>44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4">
                <text:p>44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3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6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6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">
                <text:p>47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7">
                <text:p>47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7">
                <text:p>47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6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6">
                <text:p>46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8">
                <text:p>48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8">
                <text:p>4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8">
                <text:p>4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8">
                <text:p>4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9">
                <text:p>4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8">
                <text:p>4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8">
                <text:p>4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6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5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5">
                <text:p>4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5">
                <text:p>4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5">
                <text:p>4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5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5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6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5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">
                <text:p>4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6">
                <text:p>46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6">
                <text:p>46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6">
                <text:p>46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">
                <text:p>4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5">
                <text:p>4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3">
                <text:p>43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3">
                <text:p>43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">
                <text:p>44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3">
                <text:p>43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4">
                <text:p>44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6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6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6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5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6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6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7">
                <text:p>47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7">
                <text:p>47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6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6">
                <text:p>46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6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6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5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6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5">
                <text:p>4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3">
                <text:p>43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3">
                <text:p>43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">
                <text:p>42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3">
                <text:p>43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">
                <text:p>42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3">
                <text:p>43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">
                <text:p>44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5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6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5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4">
                <text:p>44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">
                <text:p>44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">
                <text:p>44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3">
                <text:p>43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4">
                <text:p>44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">
                <text:p>43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4">
                <text:p>44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4">
                <text:p>44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4">
                <text:p>44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">
                <text:p>4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1">
                <text:p>41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2">
                <text:p>42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1">
                <text:p>41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8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8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8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8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">
                <text:p>41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">
                <text:p>41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">
                <text:p>4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8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8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9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9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8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8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8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9">
                <text:p>39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8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7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6">
                <text:p>36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4">
                <text:p>34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3">
                <text:p>3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4">
                <text:p>34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4">
                <text:p>34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3">
                <text:p>3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3">
                <text:p>3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4">
                <text:p>34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5">
                <text:p>35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5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5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">
                <text:p>37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7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7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7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6">
                <text:p>36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6">
                <text:p>36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6">
                <text:p>36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6">
                <text:p>36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6">
                <text:p>36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7">
                <text:p>37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7">
                <text:p>37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6">
                <text:p>36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6">
                <text:p>36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5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5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6">
                <text:p>36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8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8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8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9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8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8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9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8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8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8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8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8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9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6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6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6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6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6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6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6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6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8">
                <text:p>4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9">
                <text:p>4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1">
                <text:p>5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1">
                <text:p>51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1">
                <text:p>51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1">
                <text:p>51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1">
                <text:p>51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2">
                <text:p>5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2">
                <text:p>5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2">
                <text:p>52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2">
                <text:p>5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2">
                <text:p>5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2">
                <text:p>52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2">
                <text:p>5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2">
                <text:p>5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2">
                <text:p>5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2">
                <text:p>5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2">
                <text:p>5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2">
                <text:p>5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2">
                <text:p>5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2">
                <text:p>52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2">
                <text:p>52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3">
                <text:p>53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4">
                <text:p>54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4">
                <text:p>54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4">
                <text:p>54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4">
                <text:p>54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5">
                <text:p>55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5">
                <text:p>55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5">
                <text:p>55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5">
                <text:p>55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7">
                <text:p>5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7">
                <text:p>5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8">
                <text:p>5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8">
                <text:p>5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8">
                <text:p>5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8">
                <text:p>5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8">
                <text:p>5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8">
                <text:p>58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9">
                <text:p>5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9">
                <text:p>5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9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9">
                <text:p>5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9">
                <text:p>5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9">
                <text:p>5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9">
                <text:p>5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9">
                <text:p>5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9">
                <text:p>59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9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1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1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2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2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2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2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2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2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2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3">
                <text:p>6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3">
                <text:p>6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3">
                <text:p>6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3">
                <text:p>63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3">
                <text:p>6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3">
                <text:p>6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3">
                <text:p>6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3">
                <text:p>6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3">
                <text:p>6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3">
                <text:p>6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3">
                <text:p>6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3">
                <text:p>6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3">
                <text:p>6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3">
                <text:p>6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3">
                <text:p>6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3">
                <text:p>6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4">
                <text:p>64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4">
                <text:p>64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4">
                <text:p>64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4">
                <text:p>64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4">
                <text:p>64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4">
                <text:p>64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4">
                <text:p>64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4">
                <text:p>64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6">
                <text:p>66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6">
                <text:p>66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6">
                <text:p>66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8">
                <text:p>68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8">
                <text:p>68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8">
                <text:p>68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8">
                <text:p>68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8">
                <text:p>68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9">
                <text:p>69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9">
                <text:p>69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MacOSX_x86 LibreOffice_project/53fd80e80f44edd735c18dbc5b6cde811e0a15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